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9637723495F49194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</style:style>
    <style:style style:name="gr6" style:family="graphic" style:parent-style-name="standard">
      <style:graphic-properties draw:stroke="none" draw:fill="none" fo:min-height="0.598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0.541cm"/>
    </style:style>
    <style:style style:name="gr9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1cm" fo:min-width="0.729cm"/>
    </style:style>
    <style:style style:name="gr10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1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none" draw:opacity="40%" draw:textarea-horizontal-align="justify" draw:textarea-vertical-align="middle" draw:auto-grow-height="false" fo:min-height="0.767cm" fo:min-width="2.295cm" draw:shadow-offset-x="0.203cm" draw:shadow-offset-y="0.203cm" draw:shadow-opacity="40%"/>
    </style:style>
    <style:style style:name="gr14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7cm" fo:min-width="2.803cm" draw:shadow-offset-x="0.203cm" draw:shadow-offset-y="0.203cm" draw:shadow-opacity="40%"/>
    </style:style>
    <style:style style:name="gr15" style:family="graphic" style:parent-style-name="standard">
      <style:graphic-properties draw:stroke="solid" svg:stroke-color="#0000cc" draw:fill="solid" draw:fill-color="#6666ff" draw:opacity="20%" draw:textarea-horizontal-align="left" draw:auto-grow-height="true" draw:auto-grow-width="true" fo:min-height="0.649cm" fo:min-width="6.987cm" draw:shadow-offset-x="0.203cm" draw:shadow-offset-y="0.203cm" draw:shadow-opacity="20%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</style:style>
    <style:style style:name="gr17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</style:style>
    <style:style style:name="gr20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ff420e" draw:textarea-horizontal-align="justify" draw:textarea-vertical-align="middle" draw:auto-grow-height="false" fo:min-height="1.173cm" fo:min-width="4.679cm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1.173cm" fo:min-width="4.955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1.173cm" fo:min-width="2.347cm"/>
    </style:style>
    <style:style style:name="gr24" style:family="graphic" style:parent-style-name="standard">
      <style:graphic-properties draw:fill="solid" draw:fill-color="#0000ff" draw:textarea-horizontal-align="justify" draw:textarea-vertical-align="middle" draw:auto-grow-height="false" fo:min-height="1.173cm" fo:min-width="1.921cm"/>
    </style:style>
    <style:style style:name="gr25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cm" fo:min-width="4.41cm"/>
    </style:style>
    <style:style style:name="gr2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cm" fo:min-width="4.41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0.58cm" draw:shadow-offset-x="0.203cm" draw:shadow-offset-y="0.203cm"/>
    </style:style>
    <style:style style:name="gr28" style:family="graphic" style:parent-style-name="standard">
      <style:graphic-properties draw:fill="none" draw:fill-color="#729fcf" draw:textarea-horizontal-align="justify" draw:textarea-vertical-align="middle" draw:auto-grow-height="false" fo:min-height="0.766cm" fo:min-width="1.278cm" draw:shadow-offset-x="0.203cm" draw:shadow-offset-y="0.203cm"/>
    </style:style>
    <style:style style:name="gr29" style:family="graphic" style:parent-style-name="standard">
      <style:graphic-properties draw:fill="solid" draw:fill-color="#0000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31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00ff00" draw:textarea-horizontal-align="justify" draw:textarea-vertical-align="middle" draw:auto-grow-height="false" fo:min-height="0.552cm" fo:min-width="0cm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0.552cm" fo:min-width="0cm"/>
    </style:style>
    <style:style style:name="gr34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1cm" fo:min-width="0.729cm"/>
    </style:style>
    <style:style style:name="gr35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</style:style>
    <style:style style:name="gr37" style:family="graphic" style:parent-style-name="standard">
      <style:graphic-properties draw:opacity="40%" draw:textarea-horizontal-align="justify" draw:textarea-vertical-align="middle" draw:auto-grow-height="false" fo:min-height="0.603cm" fo:min-width="2.695cm" draw:shadow-offset-x="0.203cm" draw:shadow-offset-y="0.203cm" draw:shadow-opacity="40%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39" style:family="graphic" style:parent-style-name="objectwithoutfill">
      <style:graphic-properties svg:stroke-color="#000000" draw:marker-start="" draw:marker-end="Triangle_20_unfilled" draw:marker-end-width="0.3cm" draw:fill="none" draw:textarea-vertical-align="middle"/>
    </style:style>
    <style:style style:name="gr40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</style:style>
    <style:style style:name="gr41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3cm" fo:min-width="2.695cm" draw:shadow-offset-x="0.203cm" draw:shadow-offset-y="0.203cm" draw:shadow-opacity="40%"/>
    </style:style>
    <style:style style:name="gr4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</style:style>
    <style:style style:name="gr43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3cm" fo:min-width="2.695cm" draw:shadow-offset-x="0.203cm" draw:shadow-offset-y="0.203cm" draw:shadow-opacity="40%"/>
    </style:style>
    <style:style style:name="gr4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48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6.355cm" fo:min-width="8.428cm" draw:shadow-opacity="50%"/>
    </style:style>
    <style:style style:name="gr49" style:family="graphic" style:parent-style-name="standard" style:list-style-name="L1">
      <style:graphic-properties draw:fill="solid" draw:fill-color="#ffcc99" draw:opacity="50%" draw:textarea-horizontal-align="justify" draw:textarea-vertical-align="middle" draw:auto-grow-height="false" fo:min-height="7.117cm" fo:min-width="6.434cm" draw:shadow-opacity="50%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2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53" style:family="graphic" style:parent-style-name="standard">
      <style:graphic-properties draw:stroke="none" draw:fill="none" fo:min-height="0.636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fill="solid" draw:fill-color="#ff0000" draw:textarea-horizontal-align="justify" draw:textarea-vertical-align="middle" draw:auto-grow-height="false" fo:min-height="0.55cm" fo:min-width="0cm"/>
    </style:style>
    <style:style style:name="gr56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</style:style>
    <style:style style:name="gr57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</style:style>
    <style:style style:name="gr58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</style:style>
    <style:style style:name="gr59" style:family="graphic" style:parent-style-name="standard">
      <style:graphic-properties draw:textarea-horizontal-align="justify" draw:textarea-vertical-align="middle" draw:auto-grow-height="false" fo:min-height="0.862cm" fo:min-width="1.024cm"/>
    </style:style>
    <style:style style:name="gr6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  <style:text-properties style:font-name="Consolas" fo:font-size="12.6999998092651pt" style:font-size-asian="18pt" style:font-size-complex="18pt"/>
    </style:style>
    <style:style style:name="P6" style:family="paragraph">
      <loext:graphic-properties draw:fill="none"/>
      <style:text-properties style:font-name="Consolas" fo:font-size="15pt" style:font-size-asian="15pt" style:font-size-complex="15pt"/>
    </style:style>
    <style:style style:name="P7" style:family="paragraph">
      <loext:graphic-properties draw:fill="none"/>
      <style:text-properties style:font-name="Consolas"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opacity="40%"/>
      <style:paragraph-properties fo:text-align="center"/>
      <style:text-properties style:font-name="Consolas" fo:font-size="14pt" style:font-size-asian="18pt" style:font-size-complex="18pt"/>
    </style:style>
    <style:style style:name="P13" style:family="paragraph">
      <loext:graphic-properties draw:fill="none" draw:fill-color="#aea79f" draw:opacity="40%"/>
      <style:paragraph-properties fo:text-align="center"/>
      <style:text-properties style:font-name="Consolas" fo:font-size="14pt" style:font-size-asian="18pt" style:font-size-complex="18pt"/>
    </style:style>
    <style:style style:name="P14" style:family="paragraph">
      <loext:graphic-properties draw:fill="solid" draw:fill-color="#6666ff" draw:opacity="20%"/>
      <style:text-properties style:font-name="Consolas" fo:font-size="16.2999992370605pt"/>
    </style:style>
    <style:style style:name="P15" style:family="paragraph">
      <loext:graphic-properties draw:fill="none" draw:fill-color="#ffffff"/>
      <style:text-properties style:font-name="Consolas" fo:font-size="16.2999992370605pt"/>
    </style:style>
    <style:style style:name="P16" style:family="paragraph">
      <loext:graphic-properties draw:fill="solid" draw:fill-color="#ff3333" draw:opacity="20%"/>
      <style:text-properties style:font-name="Consolas" fo:font-size="16.299999237060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729fcf"/>
      <style:paragraph-properties fo:text-align="start"/>
      <style:text-properties fo:font-size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729fcf"/>
      <style:paragraph-properties fo:text-align="end"/>
      <style:text-properties fo:font-size="18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23" style:family="paragraph">
      <loext:graphic-properties draw:fill-color="#ccffcc" draw:opacity="40%"/>
      <style:paragraph-properties fo:text-align="center"/>
      <style:text-properties style:font-name="Consolas" fo:font-size="14pt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  <style:text-properties style:font-name="Consolas" fo:font-size="12.6999998092651pt" style:font-size-asian="18pt" style:font-size-complex="18pt"/>
    </style:style>
    <style:style style:name="P25" style:family="paragraph">
      <loext:graphic-properties draw:opacity="40%"/>
      <style:paragraph-properties fo:text-align="center"/>
      <style:text-properties style:font-name="Consolas" fo:font-size="14pt" style:font-size-asian="18pt" style:font-size-complex="18pt"/>
    </style:style>
    <style:style style:name="P26" style:family="paragraph">
      <loext:graphic-properties draw:fill="none" draw:fill-color="#ffffff"/>
      <style:text-properties style:font-name="Consolas" fo:font-size="18pt"/>
    </style:style>
    <style:style style:name="P27" style:family="paragraph">
      <loext:graphic-properties draw:fill="none" draw:fill-color="#ffffff"/>
      <style:paragraph-properties fo:text-align="start"/>
      <style:text-properties style:font-name="Consolas" fo:font-size="18pt"/>
    </style:style>
    <style:style style:name="P28" style:family="paragraph">
      <loext:graphic-properties draw:fill="solid" draw:fill-color="#729fcf" draw:opacity="40%"/>
      <style:paragraph-properties fo:text-align="center"/>
      <style:text-properties style:font-name="Consolas" fo:font-size="14pt" style:font-size-asian="18pt" style:font-size-complex="18pt"/>
    </style:style>
    <style:style style:name="P29" style:family="paragraph">
      <loext:graphic-properties draw:fill="solid" draw:fill-color="#ff950e" draw:opacity="40%"/>
      <style:paragraph-properties fo:text-align="center"/>
      <style:text-properties style:font-name="Consolas" fo:font-size="14pt" style:font-size-asian="18pt" style:font-size-complex="18pt"/>
    </style:style>
    <style:style style:name="P30" style:family="paragraph">
      <loext:graphic-properties draw:fill="solid" draw:fill-color="#9933ff" draw:opacity="40%"/>
      <style:paragraph-properties fo:text-align="center"/>
      <style:text-properties style:font-name="Consolas" fo:font-size="14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3" style:family="paragraph">
      <loext:graphic-properties draw:fill="none" draw:fill-color="#ffffff"/>
      <style:text-properties fo:color="#000099" style:font-name="Consolas" fo:font-size="32pt" fo:font-weight="bold" style:font-size-asian="32pt" style:font-weight-asian="bold" style:font-size-complex="32pt" style:font-weight-complex="bold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style:font-name="Consolas" fo:font-size="18pt" fo:font-weight="bold" style:font-weight-asian="bold" style:font-weight-complex="bold"/>
    </style:style>
    <style:style style:name="P36" style:family="paragraph">
      <style:text-properties fo:color="#cc9900" fo:font-weight="bold" style:font-weight-asian="bold" style:font-weight-complex="bold"/>
    </style:style>
    <style:style style:name="P37" style:family="paragraph">
      <loext:graphic-properties draw:fill="none" draw:fill-color="#ffffff"/>
      <style:text-properties fo:color="#cc9900" style:font-name="Consolas" fo:font-size="18pt" fo:font-weight="bold" style:font-weight-asian="bold" style:font-weight-complex="bold"/>
    </style:style>
    <style:style style:name="P38" style:family="paragraph">
      <style:paragraph-properties fo:margin-top="0.42cm" fo:margin-bottom="0.35cm"/>
      <style:text-properties fo:color="#669900" fo:font-weight="bold" style:font-weight-asian="bold" style:font-weight-complex="bold"/>
    </style:style>
    <style:style style:name="P39" style:family="paragraph">
      <loext:graphic-properties draw:fill="none"/>
      <style:paragraph-properties fo:margin-top="0.42cm" fo:margin-bottom="0.35cm"/>
      <style:text-properties fo:color="#669900" style:font-name="Consolas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-color="#ffffff"/>
    </style:style>
    <style:style style:name="T1" style:family="text">
      <style:text-properties style:font-name="Consolas" fo:font-size="14pt" style:font-size-asian="18pt" style:font-size-complex="18pt"/>
    </style:style>
    <style:style style:name="T2" style:family="text">
      <style:text-properties style:font-name="Consolas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" fo:font-size="15pt" style:font-size-asian="15pt" style:font-size-complex="15pt"/>
    </style:style>
    <style:style style:name="T4" style:family="text">
      <style:text-properties style:font-name="Consolas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Consolas" fo:font-size="16.299999237060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nsolas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16.2999992370605pt"/>
    </style:style>
    <style:style style:name="T9" style:family="text">
      <style:text-properties style:font-name="Consolas" fo:font-size="18pt"/>
    </style:style>
    <style:style style:name="T10" style:family="text">
      <style:text-properties style:font-name="Consolas" fo:font-size="18pt" fo:font-style="italic" style:font-style-asian="italic" style:font-style-complex="italic"/>
    </style:style>
    <style:style style:name="T11" style:family="text">
      <style:text-properties fo:color="#000099" style:font-name="Consolas" fo:font-size="32pt" fo:font-weight="bold" style:font-size-asian="32pt" style:font-weight-asian="bold" style:font-size-complex="32pt" style:font-weight-complex="bold"/>
    </style:style>
    <style:style style:name="T12" style:family="text">
      <style:text-properties fo:color="#009900" style:font-name="Consolas" fo:font-size="30pt" fo:font-weight="bold" style:font-size-asian="30pt" style:font-weight-asian="bold" style:font-size-complex="30pt" style:font-weight-complex="bold"/>
    </style:style>
    <style:style style:name="T13" style:family="text">
      <style:text-properties style:font-name="Consolas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Consolas" fo:font-size="18pt" fo:font-weight="bold" style:font-weight-asian="bold" style:font-weight-complex="bold"/>
    </style:style>
    <style:style style:name="T15" style:family="text">
      <style:text-properties fo:color="#cc9900" style:font-name="Consolas" fo:font-size="18pt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cc9900" style:font-name="Consolas" fo:font-size="18pt" fo:font-weight="bold" style:font-weight-asian="bold" style:font-weight-complex="bold"/>
    </style:style>
    <style:style style:name="T17" style:family="text">
      <style:text-properties fo:color="#669900" style:font-name="Consola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color="#669900" style:font-name="Consola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814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63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8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57cm" svg:y="7.0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6" draw:id="id6" draw:layer="layout" svg:width="1.315cm" svg:height="0.871cm" svg:x="5.469cm" svg:y="5.025cm">
          <draw:text-box>
            <text:p><text:span text:style-name="T1">orf</text:span></text:p>
          </draw:text-box>
        </draw:frame>
        <draw:frame draw:style-name="gr6" draw:text-style-name="P6" draw:layer="layout" svg:width="1.722cm" svg:height="0.848cm" svg:x="3.256cm" svg:y="8.371cm">
          <draw:text-box>
            <text:p><text:span text:style-name="T2">Zra</text:span><text:span text:style-name="T3">I</text:span></text:p>
          </draw:text-box>
        </draw:frame>
        <draw:frame draw:style-name="gr7" draw:text-style-name="P7" draw:layer="layout" svg:width="2.339cm" svg:height="1.073cm" svg:x="7.264cm" svg:y="8.371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374cm" svg:y="8.371cm">
          <draw:text-box>
            <text:p><text:span text:style-name="T2">Aji</text:span><text:span text:style-name="T3">I</text:span></text:p>
          </draw:text-box>
        </draw:frame>
        <draw:custom-shape draw:style-name="gr9" draw:text-style-name="P8" xml:id="id1" draw:id="id1" draw:layer="layout" svg:width="1.257cm" svg:height="0.299cm" svg:x="2.3cm" svg:y="7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3" draw:id="id3" draw:layer="layout" svg:width="1.257cm" svg:height="0.299cm" svg:x="8.998cm" svg:y="7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draw:type="curve" svg:x1="2.3cm" svg:y1="7.676cm" svg:x2="3.298cm" svg:y2="10.076cm" draw:start-shape="id1" draw:start-glue-point="3" draw:end-shape="id2" draw:end-glue-point="3" svg:d="M2300 7676c-753 0-1252 2400 998 2400" svg:viewBox="0 0 1634 2401">
          <text:p/>
        </draw:connector>
        <draw:connector draw:style-name="gr11" draw:text-style-name="P10" draw:layer="layout" draw:type="curve" svg:x1="10.255cm" svg:y1="7.676cm" svg:x2="8.245cm" svg:y2="10.076cm" draw:start-shape="id3" draw:start-glue-point="1" draw:end-shape="id2" draw:end-glue-point="1" svg:d="M10255 7676c751 0 1756 2400-2010 2400" svg:viewBox="0 0 2722 2401">
          <text:p/>
        </draw:connector>
        <draw:line draw:style-name="gr12" draw:text-style-name="P10" draw:layer="layout" svg:x1="4.108cm" svg:y1="8.525cm" svg:x2="4.616cm" svg:y2="8.017cm">
          <text:p/>
        </draw:line>
        <draw:line draw:style-name="gr12" draw:text-style-name="P10" draw:layer="layout" svg:x1="6.14cm" svg:y1="8.371cm" svg:x2="6.14cm" svg:y2="8.017cm">
          <text:p/>
        </draw:line>
        <draw:line draw:style-name="gr12" draw:text-style-name="P10" draw:layer="layout" svg:x1="8.172cm" svg:y1="8.525cm" svg:x2="7.664cm" svg:y2="8.017cm">
          <text:p/>
        </draw:line>
        <draw:custom-shape draw:style-name="gr13" draw:text-style-name="P12" xml:id="id5" draw:id="id5" draw:layer="layout" svg:width="2.794cm" svg:height="1.016cm" svg:x="1.056cm" svg:y="4.88cm">
          <text:p text:style-name="P11"><text:span text:style-name="T1">promot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xml:id="id7" draw:id="id7" draw:layer="layout" svg:width="3.302cm" svg:height="1.016cm" svg:x="7.914cm" svg:y="4.88cm">
          <text:p text:style-name="P11"><text:span text:style-name="T1">terminator</text:span></text:p>
          <draw:enhanced-geometry svg:viewBox="0 0 21600 21600" draw:text-areas="0 0 21600 21600" draw:type="chevron" draw:modifiers="20265.94005449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14" xml:id="id4" draw:id="id4" draw:layer="layout" svg:width="7.487cm" svg:height="0.899cm" svg:x="3.297cm" svg:y="10.626cm">
          <draw:text-box>
            <text:p><text:span text:style-name="T5">pYPK0(pUC,amp,URA3,2µ)</text:span></text:p>
          </draw:text-box>
        </draw:frame>
        <draw:frame draw:style-name="gr16" draw:text-style-name="P15" xml:id="id2" draw:id="id2" draw:layer="layout" svg:width="4.947cm" svg:height="0.899cm" svg:x="3.298cm" svg:y="9.627cm">
          <draw:text-box>
            <text:p><text:span text:style-name="T5">pYPK</text:span><text:span text:style-name="T5">a(pU</text:span><text:span text:style-name="T5">C,am</text:span><text:span text:style-name="T5">p)</text:span></text:p>
          </draw:text-box>
        </draw:frame>
        <draw:connector draw:style-name="gr17" draw:text-style-name="P10" draw:layer="layout" draw:type="curve" draw:line-skew="-0.496cm" svg:x1="2.3cm" svg:y1="7.676cm" svg:x2="3.297cm" svg:y2="11.075cm" draw:start-shape="id1" draw:start-glue-point="3" draw:end-shape="id4" draw:end-glue-point="3" svg:d="M2300 7676c-1497 0-1995 3399 997 3399" svg:viewBox="0 0 2188 3400">
          <text:p/>
        </draw:connector>
        <draw:connector draw:style-name="gr17" draw:text-style-name="P10" draw:layer="layout" draw:type="curve" draw:line-skew="0.385cm" svg:x1="10.255cm" svg:y1="7.676cm" svg:x2="10.784cm" svg:y2="11.075cm" draw:start-shape="id3" draw:start-glue-point="1" draw:end-shape="id4" draw:end-glue-point="1" svg:d="M10255 7676c2122 0 1858 3399 529 3399" svg:viewBox="0 0 1562 3400">
          <text:p/>
        </draw:connector>
        <draw:connector draw:style-name="gr18" draw:text-style-name="P10" draw:layer="layout" draw:type="line" svg:x1="2.453cm" svg:y1="5.896cm" svg:x2="4.712cm" svg:y2="6.722cm" draw:start-shape="id5" draw:start-glue-point="2" svg:d="M2453 5896l2259 826" svg:viewBox="0 0 2260 827">
          <text:p/>
        </draw:connector>
        <draw:connector draw:style-name="gr18" draw:text-style-name="P10" draw:layer="layout" draw:type="line" svg:x1="6.126cm" svg:y1="5.896cm" svg:x2="6.114cm" svg:y2="6.709cm" draw:start-shape="id6" draw:start-glue-point="2" svg:d="M6126 5896l-12 813" svg:viewBox="0 0 13 814">
          <text:p/>
        </draw:connector>
        <draw:connector draw:style-name="gr18" draw:text-style-name="P10" draw:layer="layout" draw:type="line" svg:x1="9.565cm" svg:y1="5.896cm" svg:x2="7.622cm" svg:y2="6.828cm" draw:start-shape="id7" draw:start-glue-point="2" svg:d="M9565 5896l-1943 932" svg:viewBox="0 0 1944 933">
          <text:p/>
        </draw:connector>
        <draw:custom-shape draw:style-name="gr9" draw:text-style-name="P8" xml:id="id8" draw:id="id8" draw:layer="layout" svg:width="1.257cm" svg:height="0.299cm" svg:x="13.878cm" svg:y="21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0" draw:id="id10" draw:layer="layout" svg:width="1.257cm" svg:height="0.299cm" svg:x="38.8cm" svg:y="24.6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9" draw:id="id9" draw:layer="layout" svg:width="7.805cm" svg:height="0.899cm" svg:x="14.776cm" svg:y="24.984cm">
          <draw:text-box>
            <text:p><text:span text:style-name="T6">pYPKpw(</text:span><text:span text:style-name="T5">p</text:span><text:span text:style-name="T5">UC,amp,U</text:span><text:span text:style-name="T5">RA3,2µ)</text:span></text:p>
          </draw:text-box>
        </draw:frame>
        <draw:connector draw:style-name="gr20" draw:text-style-name="P10" draw:layer="layout" draw:type="curve" draw:line-skew="-0.496cm" svg:x1="13.878cm" svg:y1="21.699cm" svg:x2="14.776cm" svg:y2="25.433cm" draw:start-shape="id8" draw:start-glue-point="3" draw:end-shape="id9" draw:end-glue-point="3" svg:d="M13878 21699c-1497 0-1946 3734 898 3734" svg:viewBox="0 0 2082 3735">
          <text:p/>
        </draw:connector>
        <draw:connector draw:style-name="gr20" draw:text-style-name="P10" draw:layer="layout" draw:type="curve" draw:line-skew="0cm 0cm -0.678cm" svg:x1="40.057cm" svg:y1="24.795cm" svg:x2="22.581cm" svg:y2="25.433cm" draw:start-shape="id10" draw:start-glue-point="1" draw:end-shape="id9" draw:end-glue-point="1" svg:d="M40057 24795c751 0 501 651-4772 651s-1558-13-12704-13" svg:viewBox="0 0 17790 652">
          <text:p/>
        </draw:connector>
        <draw:custom-shape draw:style-name="gr21" draw:text-style-name="P1" draw:layer="layout" svg:width="5.331cm" svg:height="1.575cm" svg:x="20.501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5.607cm" svg:height="1.575cm" svg:x="25.835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2.999cm" svg:height="1.575cm" svg:x="31.439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2.573cm" svg:height="1.575cm" svg:x="17.928cm" svg:y="14.3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4.97cm" svg:height="0.62cm" svg:x="12.96cm" svg:y="1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97cm" svg:height="0.62cm" svg:x="34.546cm" svg:y="15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1.778cm" svg:height="1.016cm" svg:x="12.874cm" svg:y="10.474cm">
          <text:p text:style-name="P17"><text:span text:style-name="T7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37.78cm" svg:y="19.356cm">
          <text:p text:style-name="P19"><text:span text:style-name="T7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18.975cm" svg:y="12.075cm">
          <text:p text:style-name="P17"><text:span text:style-name="T7">775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31.271cm" svg:y="17.778cm">
          <text:p text:style-name="P19"><text:span text:style-name="T7">7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18.642cm" svg:y="10.676cm">
          <text:p text:style-name="P17"><text:span text:style-name="T7">511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31.57cm" svg:y="19.079cm">
          <text:p text:style-name="P19"><text:span text:style-name="T7">512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20.5cm" svg:y="12.876cm">
          <text:p text:style-name="P17"><text:span text:style-name="T7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29.644cm" svg:y="16.832cm">
          <text:p text:style-name="P19"><text:span text:style-name="T7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6cm" svg:x="25.832cm" svg:y="13.08cm">
          <text:p text:style-name="P17"><text:span text:style-name="T7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6cm" svg:x="24.024cm" svg:y="16.324cm">
          <text:p text:style-name="P19"><text:span text:style-name="T7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0.531cm" svg:height="0.92cm" svg:x="28.467cm" svg:y="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32.158cm" svg:y="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32.187cm" svg:y="4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531cm" svg:height="0.92cm" svg:x="34.88cm" svg:y="4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34.868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38.593cm" svg:y="5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299cm" svg:x="27.21cm" svg:y="2.8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299cm" svg:x="39.101cm" svg:y="6.279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3.048cm" svg:height="0.912cm" svg:x="29.036cm" svg:y="2.23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32.828cm" svg:y="4.071cm">
          <draw:text-box>
            <text:p text:style-name="P11"><text:span text:style-name="T1">o</text:span><text:span text:style-name="T1">r</text:span><text:span text:style-name="T1">f</text:span></text:p>
          </draw:text-box>
        </draw:frame>
        <draw:custom-shape draw:style-name="gr37" draw:text-style-name="P25" draw:layer="layout" svg:width="3.194cm" svg:height="0.852cm" svg:x="35.399cm" svg:y="5.726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11" draw:id="id11" draw:layer="layout" svg:width="1.257cm" svg:height="0.299cm" svg:x="27.258cm" svg:y="3.6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3" draw:id="id13" draw:layer="layout" svg:width="1.257cm" svg:height="0.299cm" svg:x="39.042cm" svg:y="7.0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12" draw:id="id12" draw:layer="layout" svg:width="7.805cm" svg:height="0.899cm" svg:x="28.597cm" svg:y="7.594cm">
          <draw:text-box>
            <text:p><text:span text:style-name="T5">p</text:span><text:span text:style-name="T5">Y</text:span><text:span text:style-name="T5">P</text:span><text:span text:style-name="T5">K</text:span><text:span text:style-name="T5">p</text:span><text:span text:style-name="T5">w</text:span><text:span text:style-name="T5">(</text:span><text:span text:style-name="T5">p</text:span><text:span text:style-name="T5">U</text:span><text:span text:style-name="T5">C</text:span><text:span text:style-name="T5">,</text:span><text:span text:style-name="T5">a</text:span><text:span text:style-name="T5">m</text:span><text:span text:style-name="T5">p</text:span><text:span text:style-name="T5">,</text:span><text:span text:style-name="T5">U</text:span><text:span text:style-name="T5">R</text:span><text:span text:style-name="T5">A</text:span><text:span text:style-name="T5">3</text:span><text:span text:style-name="T5">,</text:span><text:span text:style-name="T5">2</text:span><text:span text:style-name="T5">µ</text:span><text:span text:style-name="T5">)</text:span></text:p>
          </draw:text-box>
        </draw:frame>
        <draw:connector draw:style-name="gr20" draw:text-style-name="P10" draw:layer="layout" draw:type="curve" draw:line-skew="-0.496cm" svg:x1="27.258cm" svg:y1="3.757cm" svg:x2="28.597cm" svg:y2="8.043cm" draw:start-shape="id11" draw:start-glue-point="3" draw:end-shape="id12" draw:end-glue-point="3" svg:d="M27258 3757c-1497 0-2166 4286 1339 4286" svg:viewBox="0 0 2555 4287">
          <text:p/>
        </draw:connector>
        <draw:connector draw:style-name="gr20" draw:text-style-name="P10" draw:layer="layout" draw:type="curve" draw:line-skew="-0.171cm" svg:x1="40.299cm" svg:y1="7.235cm" svg:x2="36.402cm" svg:y2="8.043cm" draw:start-shape="id13" draw:start-glue-point="1" draw:end-shape="id12" draw:end-glue-point="1" svg:d="M40299 7235c495 0 2443 808-3897 808" svg:viewBox="0 0 4569 809">
          <text:p/>
        </draw:connector>
        <draw:frame draw:style-name="gr38" draw:text-style-name="P26" xml:id="id14" draw:id="id14" draw:layer="layout" svg:width="3.048cm" svg:height="0.886cm" svg:x="28.02cm" svg:y="1.214cm">
          <draw:text-box>
            <text:p><text:span text:style-name="T9">5</text:span><text:span text:style-name="T9">7</text:span><text:span text:style-name="T9">7</text:span><text:span text:style-name="T9">-</text:span><text:span text:style-name="T9">5</text:span><text:span text:style-name="T9">6</text:span><text:span text:style-name="T9">7</text:span></text:p>
          </draw:text-box>
        </draw:frame>
        <draw:connector draw:style-name="gr39" draw:text-style-name="P10" draw:layer="layout" draw:type="line" svg:x1="28.02cm" svg:y1="1.657cm" svg:x2="27.256cm" svg:y2="1.663cm" draw:start-shape="id14" draw:start-glue-point="3" svg:d="M28020 1657l-764 6" svg:viewBox="0 0 765 7">
          <text:p/>
        </draw:connector>
        <draw:connector draw:style-name="gr39" draw:text-style-name="P10" draw:layer="layout" draw:type="line" svg:x1="31.068cm" svg:y1="1.657cm" svg:x2="32.675cm" svg:y2="1.657cm" draw:start-shape="id14" svg:d="M31068 1657h1607" svg:viewBox="0 0 1608 1">
          <text:p/>
        </draw:connector>
        <draw:frame draw:style-name="gr38" draw:text-style-name="P27" draw:layer="layout" svg:width="3.019cm" svg:height="0.886cm" svg:x="32.321cm" svg:y="3.214cm">
          <draw:text-box>
            <text:p text:style-name="P17"><text:span text:style-name="T9">468</text:span><text:span text:style-name="T9">-</text:span><text:span text:style-name="T9">467</text:span></text:p>
          </draw:text-box>
        </draw:frame>
        <draw:connector draw:style-name="gr39" draw:text-style-name="P10" draw:layer="layout" draw:type="line" svg:x1="28.022cm" svg:y1="1.658cm" svg:x2="27.257cm" svg:y2="1.663cm" svg:d="M28022 1658l-765 5" svg:viewBox="0 0 766 6">
          <text:p/>
        </draw:connector>
        <draw:connector draw:style-name="gr39" draw:text-style-name="P10" draw:layer="layout" draw:type="line" svg:x1="31.07cm" svg:y1="1.658cm" svg:x2="32.676cm" svg:y2="1.657cm" svg:d="M31070 1658l1606-1" svg:viewBox="0 0 1607 2">
          <text:p/>
        </draw:connector>
        <draw:frame draw:style-name="gr38" draw:text-style-name="P26" xml:id="id15" draw:id="id15" draw:layer="layout" svg:width="3.048cm" svg:height="0.886cm" svg:x="35.62cm" svg:y="4.814cm">
          <draw:text-box>
            <text:p><text:span text:style-name="T9">568</text:span><text:span text:style-name="T9">-</text:span><text:span text:style-name="T9">578</text:span></text:p>
          </draw:text-box>
        </draw:frame>
        <draw:connector draw:style-name="gr39" draw:text-style-name="P10" draw:layer="layout" draw:type="line" svg:x1="35.62cm" svg:y1="5.257cm" svg:x2="34.856cm" svg:y2="5.263cm" draw:start-shape="id15" draw:start-glue-point="3" svg:d="M35620 5257l-764 6" svg:viewBox="0 0 765 7">
          <text:p/>
        </draw:connector>
        <draw:connector draw:style-name="gr39" draw:text-style-name="P10" draw:layer="layout" draw:type="line" svg:x1="35.622cm" svg:y1="5.258cm" svg:x2="34.857cm" svg:y2="5.263cm" svg:d="M35622 5258l-765 5" svg:viewBox="0 0 766 6">
          <text:p/>
        </draw:connector>
        <draw:connector draw:style-name="gr39" draw:text-style-name="P10" draw:layer="layout" draw:type="line" svg:x1="38.67cm" svg:y1="5.258cm" svg:x2="40.344cm" svg:y2="5.282cm" svg:d="M38670 5258l1674 24" svg:viewBox="0 0 1675 25">
          <text:p/>
        </draw:connector>
        <draw:custom-shape draw:style-name="gr29" draw:text-style-name="P4" draw:layer="layout" svg:width="0.531cm" svg:height="0.92cm" svg:x="15.117cm" svg:y="19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18.808cm" svg:y="19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21.518cm" svg:y="19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25.243cm" svg:y="19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299cm" svg:x="13.86cm" svg:y="20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3.048cm" svg:height="0.912cm" svg:x="15.686cm" svg:y="19.876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19.478cm" svg:y="19.917cm">
          <draw:text-box>
            <text:p text:style-name="P11"><text:span text:style-name="T1">orf</text:span><text:span text:style-name="T1">1</text:span></text:p>
          </draw:text-box>
        </draw:frame>
        <draw:custom-shape draw:style-name="gr37" draw:text-style-name="P25" draw:layer="layout" svg:width="3.194cm" svg:height="0.852cm" svg:x="22.049cm" svg:y="19.936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6" xml:id="id16" draw:id="id16" draw:layer="layout" svg:width="3.048cm" svg:height="0.886cm" svg:x="14.557cm" svg:y="18.924cm">
          <draw:text-box>
            <text:p><text:span text:style-name="T9">577</text:span><text:span text:style-name="T9">-</text:span><text:span text:style-name="T9">512</text:span></text:p>
          </draw:text-box>
        </draw:frame>
        <draw:connector draw:style-name="gr39" draw:text-style-name="P10" draw:layer="layout" draw:type="line" svg:x1="14.557cm" svg:y1="19.367cm" svg:x2="13.793cm" svg:y2="19.373cm" draw:start-shape="id16" draw:start-glue-point="3" svg:d="M14557 19367l-764 6" svg:viewBox="0 0 765 7">
          <text:p/>
        </draw:connector>
        <draw:connector draw:style-name="gr39" draw:text-style-name="P10" draw:layer="layout" draw:type="line" svg:x1="14.559cm" svg:y1="19.368cm" svg:x2="13.794cm" svg:y2="19.373cm" svg:d="M14559 19368l-765 5" svg:viewBox="0 0 766 6">
          <text:p/>
        </draw:connector>
        <draw:connector draw:style-name="gr39" draw:text-style-name="P10" draw:layer="layout" draw:type="line" svg:x1="17.607cm" svg:y1="19.368cm" svg:x2="25.787cm" svg:y2="19.402cm" svg:d="M17607 19368l8180 34" svg:viewBox="0 0 8181 35">
          <text:p/>
        </draw:connector>
        <draw:custom-shape draw:style-name="gr29" draw:text-style-name="P4" draw:layer="layout" svg:width="0.531cm" svg:height="0.92cm" svg:x="21.721cm" svg:y="21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5.412cm" svg:y="21.6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28.122cm" svg:y="21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31.847cm" svg:y="21.7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3.048cm" svg:height="0.912cm" svg:x="22.29cm" svg:y="21.654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26.082cm" svg:y="21.695cm">
          <draw:text-box>
            <text:p text:style-name="P11"><text:span text:style-name="T1">or</text:span><text:span text:style-name="T1">f2</text:span></text:p>
          </draw:text-box>
        </draw:frame>
        <draw:custom-shape draw:style-name="gr41" draw:text-style-name="P29" draw:layer="layout" svg:width="3.194cm" svg:height="0.852cm" svg:x="28.653cm" svg:y="21.714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4" draw:layer="layout" svg:width="0.531cm" svg:height="0.92cm" svg:x="28.071cm" svg:y="23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31.762cm" svg:y="23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34.472cm" svg:y="23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38.197cm" svg:y="23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299cm" svg:x="38.705cm" svg:y="23.941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3.048cm" svg:height="0.912cm" svg:x="28.64cm" svg:y="23.328cm">
          <text:p text:style-name="P11"><text:span text:style-name="T1">promoter</text:span></text:p>
          <draw:enhanced-geometry svg:viewBox="0 0 21600 21600" draw:text-areas="0 0 21600 21600" draw:type="chevron" draw:modifiers="20154.804854050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32.432cm" svg:y="23.369cm">
          <draw:text-box>
            <text:p text:style-name="P11"><text:span text:style-name="T1">or</text:span><text:span text:style-name="T1">f3</text:span></text:p>
          </draw:text-box>
        </draw:frame>
        <draw:custom-shape draw:style-name="gr43" draw:text-style-name="P30" draw:layer="layout" svg:width="3.194cm" svg:height="0.852cm" svg:x="35.003cm" svg:y="23.388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6" xml:id="id17" draw:id="id17" draw:layer="layout" svg:width="3.048cm" svg:height="0.886cm" svg:x="36.238cm" svg:y="22.518cm">
          <draw:text-box>
            <text:p><text:span text:style-name="T9">511</text:span><text:span text:style-name="T9">-</text:span><text:span text:style-name="T9">578</text:span></text:p>
          </draw:text-box>
        </draw:frame>
        <draw:connector draw:style-name="gr39" draw:text-style-name="P10" draw:layer="layout" draw:type="line" svg:x1="36.238cm" svg:y1="22.961cm" svg:x2="28.093cm" svg:y2="22.973cm" draw:start-shape="id17" draw:start-glue-point="3" svg:d="M36238 22961l-8145 12" svg:viewBox="0 0 8146 13">
          <text:p/>
        </draw:connector>
        <draw:connector draw:style-name="gr39" draw:text-style-name="P10" draw:layer="layout" draw:type="line" svg:x1="39.286cm" svg:y1="22.961cm" svg:x2="40.087cm" svg:y2="23.002cm" draw:start-shape="id17" draw:start-glue-point="1" svg:d="M39286 22961l801 41" svg:viewBox="0 0 802 42">
          <text:p/>
        </draw:connector>
        <draw:frame draw:style-name="gr38" draw:text-style-name="P26" xml:id="id18" draw:id="id18" draw:layer="layout" svg:width="3.048cm" svg:height="0.886cm" svg:x="27.938cm" svg:y="20.718cm">
          <draw:text-box>
            <text:p><text:span text:style-name="T9">511</text:span><text:span text:style-name="T9">-</text:span><text:span text:style-name="T9">512</text:span></text:p>
          </draw:text-box>
        </draw:frame>
        <draw:connector draw:style-name="gr39" draw:text-style-name="P10" draw:layer="layout" draw:type="line" svg:x1="27.938cm" svg:y1="21.161cm" svg:x2="21.793cm" svg:y2="21.173cm" draw:start-shape="id18" draw:start-glue-point="3" svg:d="M27938 21161l-6145 12" svg:viewBox="0 0 6146 13">
          <text:p/>
        </draw:connector>
        <draw:connector draw:style-name="gr39" draw:text-style-name="P10" draw:layer="layout" draw:type="line" svg:x1="30.986cm" svg:y1="21.161cm" svg:x2="32.171cm" svg:y2="21.248cm" draw:start-shape="id18" draw:start-glue-point="1" svg:d="M30986 21161l1185 87" svg:viewBox="0 0 1186 88">
          <text:p/>
        </draw:connector>
        <draw:line draw:style-name="gr44" draw:text-style-name="P10" draw:layer="layout" svg:x1="20.5cm" svg:y1="10.676cm" svg:x2="20.5cm" svg:y2="15.114cm">
          <text:p/>
        </draw:line>
        <draw:line draw:style-name="gr44" draw:text-style-name="P10" draw:layer="layout" svg:x1="25.867cm" svg:y1="10.796cm" svg:x2="25.867cm" svg:y2="15.368cm">
          <text:p/>
        </draw:line>
        <draw:frame draw:style-name="gr45" draw:text-style-name="P26" draw:layer="layout" svg:width="2.213cm" svg:height="0.886cm" svg:x="20.114cm" svg:y="9.564cm">
          <draw:text-box>
            <text:p><text:span text:style-name="T10">Z</text:span><text:span text:style-name="T10">r</text:span><text:span text:style-name="T10">a</text:span><text:span text:style-name="T9">I</text:span></text:p>
          </draw:text-box>
        </draw:frame>
        <draw:frame draw:style-name="gr38" draw:text-style-name="P26" draw:layer="layout" svg:width="2.675cm" svg:height="0.886cm" svg:x="25.494cm" svg:y="9.664cm">
          <draw:text-box>
            <text:p><text:span text:style-name="T10">A</text:span><text:span text:style-name="T10">j</text:span><text:span text:style-name="T10">i</text:span><text:span text:style-name="T9">I</text:span></text:p>
          </draw:text-box>
        </draw:frame>
        <draw:frame draw:style-name="gr46" draw:text-style-name="P26" draw:layer="layout" svg:width="2.467cm" svg:height="1.521cm" svg:x="31.036cm" svg:y="9.764cm">
          <draw:text-box>
            <text:p><text:span text:style-name="T10">E</text:span><text:span text:style-name="T10">c</text:span><text:span text:style-name="T10">o</text:span><text:span text:style-name="T9">R</text:span><text:span text:style-name="T9">V</text:span></text:p>
          </draw:text-box>
        </draw:frame>
        <draw:line draw:style-name="gr44" draw:text-style-name="P10" draw:layer="layout" svg:x1="31.39cm" svg:y1="10.796cm" svg:x2="31.42cm" svg:y2="19.686cm">
          <text:p/>
        </draw:line>
        <draw:frame draw:style-name="gr47" draw:text-style-name="P26" draw:layer="layout" svg:width="4.826cm" svg:height="2.791cm" svg:x="-13.74cm" svg:y="2.39cm">
          <draw:text-box>
            <text:p><text:span text:style-name="T9"/></text:p>
            <text:p><text:span text:style-name="T9"/></text:p>
          </draw:text-box>
        </draw:frame>
        <draw:custom-shape draw:style-name="gr48" draw:text-style-name="P32" draw:layer="layout" svg:width="8.927cm" svg:height="6.604cm" svg:x="16.739cm" svg:y="2.006cm">
          <text:p text:style-name="P31"><text:span text:style-name="T9">Single gene </text:span></text:p>
          <text:p text:style-name="P31"><text:span text:style-name="T9">expression</text:span></text:p>
          <text:p text:style-name="P31"><text:span text:style-name="T9">Cassette</text:span></text:p>
          <text:p text:style-name="P31"><text:span text:style-name="T9"/></text:p>
          <text:p text:style-name="P31"><text:span text:style-name="T9">Or</text:span></text:p>
          <text:p text:style-name="P31"><text:span text:style-name="T9"/></text:p>
          <text:p text:style-name="P31"><text:span text:style-name="T9">Transcriptional </text:span></text:p>
          <text:p text:style-name="P31"><text:span text:style-name="T9">Unit (TU)</text:span></text:p>
          <text:p text:style-name="P17"><text:span text:style-name="T9"/></text:p>
          <draw:enhanced-geometry svg:viewBox="0 0 21600 21600" draw:mirror-horizontal="false" draw:mirror-vertical="false" draw:text-areas="0 0 21600 21600" draw:type="pentagon-right" draw:modifiers="13608.870967741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9" draw:text-style-name="P32" draw:layer="layout" svg:width="6.933cm" svg:height="7.366cm" svg:x="2.007cm" svg:y="20.295cm">
          <text:p text:style-name="P31"><text:span text:style-name="T9">Multiple </text:span></text:p>
          <text:p text:style-name="P31"><text:span text:style-name="T9">gene </text:span></text:p>
          <text:p text:style-name="P31"><text:span text:style-name="T9">expression</text:span></text:p>
          <text:p text:style-name="P31"><text:span text:style-name="T9">Construct</text:span></text:p>
          <text:p text:style-name="P31"><text:span text:style-name="T9"/></text:p>
          <text:p text:style-name="P31"><text:span text:style-name="T9">or </text:span></text:p>
          <text:p text:style-name="P31"><text:span text:style-name="T9"/></text:p>
          <text:p text:style-name="P31"><text:span text:style-name="T9">Multi-Tran</text:span></text:p>
          <text:p text:style-name="P31"><text:span text:style-name="T9">scriptional </text:span></text:p>
          <text:p text:style-name="P17"><text:span text:style-name="T9">Unit (MTU)</text:span></text:p>
          <draw:enhanced-geometry svg:viewBox="0 0 21600 21600" draw:mirror-horizontal="false" draw:mirror-vertical="false" draw:text-areas="0 0 21600 21600" draw:type="pentagon-right" draw:modifiers="10868.53187193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0" draw:text-style-name="P33" draw:layer="layout" svg:width="14.986cm" svg:height="2.794cm" svg:x="0.991cm" svg:y="0.991cm">
          <draw:text-box>
            <text:p><text:span text:style-name="T11">T</text:span><text:span text:style-name="T11">h</text:span><text:span text:style-name="T11">e</text:span><text:span text:style-name="T11"> </text:span><text:span text:style-name="T11">Y</text:span><text:span text:style-name="T11">e</text:span><text:span text:style-name="T11">a</text:span><text:span text:style-name="T11">s</text:span><text:span text:style-name="T11">t</text:span><text:span text:style-name="T11"> </text:span><text:span text:style-name="T11">P</text:span><text:span text:style-name="T11">a</text:span><text:span text:style-name="T11">t</text:span><text:span text:style-name="T11">h</text:span><text:span text:style-name="T11">w</text:span><text:span text:style-name="T11">a</text:span><text:span text:style-name="T11">y</text:span><text:span text:style-name="T11"> </text:span><text:span text:style-name="T11">K</text:span><text:span text:style-name="T11">i</text:span><text:span text:style-name="T11">t</text:span></text:p>
            <text:p><text:span text:style-name="T12"><text:a xlink:href="https://goo.gl/xN14Ro" xlink:type="simple">https://goo.gl/xN14Ro</text:a></text:span></text:p>
          </draw:text-box>
        </draw:frame>
        <draw:frame draw:style-name="gr51" draw:text-style-name="P35" xml:id="id19" draw:id="id19" draw:layer="layout" svg:width="2.032cm" svg:height="1.016cm" svg:x="18.517cm" svg:y="17.247cm">
          <draw:text-box>
            <text:p text:style-name="P34"><text:span text:style-name="T13">Not</text:span><text:span text:style-name="T14">I</text:span></text:p>
          </draw:text-box>
        </draw:frame>
        <draw:frame draw:style-name="gr51" draw:text-style-name="P37" xml:id="id20" draw:id="id20" draw:layer="layout" svg:width="2.032cm" svg:height="1.016cm" svg:x="33.848cm" svg:y="11.412cm">
          <draw:text-box>
            <text:p text:style-name="P36"><text:span text:style-name="T15">P</text:span><text:span text:style-name="T15">a</text:span><text:span text:style-name="T15">c</text:span><text:span text:style-name="T16">I</text:span></text:p>
          </draw:text-box>
        </draw:frame>
        <draw:frame draw:style-name="gr51" draw:text-style-name="P35" xml:id="id21" draw:id="id21" draw:layer="layout" svg:width="3.048cm" svg:height="1.016cm" svg:x="34.773cm" svg:y="12.421cm">
          <draw:text-box>
            <text:p text:style-name="P34"><text:span text:style-name="T13">Acc</text:span><text:span text:style-name="T14">III</text:span></text:p>
          </draw:text-box>
        </draw:frame>
        <draw:connector draw:style-name="gr52" draw:text-style-name="P10" draw:layer="layout" draw:type="line" svg:x1="19.533cm" svg:y1="17.247cm" svg:x2="20.373cm" svg:y2="15.991cm" draw:start-shape="id19" draw:start-glue-point="0" svg:d="M19533 17247l840-1256" svg:viewBox="0 0 841 1257">
          <text:p/>
        </draw:connector>
        <draw:connector draw:style-name="gr52" draw:text-style-name="P10" xml:id="id22" draw:id="id22" draw:layer="layout" draw:type="line" svg:x1="33.848cm" svg:y1="11.92cm" svg:x2="31.573cm" svg:y2="14.064cm" draw:start-shape="id20" draw:start-glue-point="3" svg:d="M33848 11920l-2275 2144" svg:viewBox="0 0 2276 2145">
          <text:p/>
        </draw:connector>
        <draw:connector draw:style-name="gr52" draw:text-style-name="P10" draw:layer="layout" draw:type="line" svg:x1="34.773cm" svg:y1="12.929cm" svg:x2="31.573cm" svg:y2="14.064cm" draw:start-shape="id21" draw:start-glue-point="3" draw:end-shape="id22" draw:end-glue-point="3" svg:d="M34773 12929l-3200 1135" svg:viewBox="0 0 3201 1136">
          <text:p/>
        </draw:connector>
        <draw:frame draw:style-name="gr53" draw:text-style-name="P39" xml:id="id23" draw:id="id23" draw:layer="layout" svg:width="1.963cm" svg:height="0.886cm" svg:x="28.676cm" svg:y="11.52cm">
          <draw:text-box>
            <text:p text:style-name="P38"><text:span text:style-name="T17">Smi</text:span><text:span text:style-name="T18">I</text:span></text:p>
          </draw:text-box>
        </draw:frame>
        <draw:connector draw:style-name="gr52" draw:text-style-name="P10" draw:layer="layout" draw:type="line" svg:x1="30.639cm" svg:y1="11.963cm" svg:x2="31.132cm" svg:y2="14.005cm" draw:start-shape="id23" draw:start-glue-point="1" svg:d="M30639 11963l493 2042" svg:viewBox="0 0 494 2043">
          <text:p/>
        </draw:connector>
        <draw:frame draw:style-name="gr54" draw:text-style-name="P10" draw:layer="layout" svg:width="3.968cm" svg:height="3.968cm" svg:x="1.087cm" svg:y="12.009cm">
          <draw:image xlink:href="Pictures/10000201000000960000009637723495F49194B7.png" xlink:type="simple" xlink:show="embed" xlink:actuate="onLoad" loext:mime-type="image/png">
            <text:p/>
          </draw:image>
        </draw:frame>
        <draw:custom-shape draw:style-name="gr29" draw:text-style-name="P4" draw:layer="layout" svg:width="0.531cm" svg:height="0.92cm" svg:x="15.144cm" svg:y="27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1" draw:layer="layout" svg:width="0.531cm" svg:height="0.85cm" svg:x="18.835cm" svg:y="27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21.545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299cm" svg:x="13.887cm" svg:y="28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3" draw:layer="layout" svg:width="3.048cm" svg:height="0.85cm" svg:x="15.713cm" svg:y="27.86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19.505cm" svg:y="27.842cm">
          <draw:text-box>
            <text:p text:style-name="P11"><text:span text:style-name="T1">or</text:span><text:span text:style-name="T1">f1</text:span></text:p>
          </draw:text-box>
        </draw:frame>
        <draw:custom-shape draw:style-name="gr55" draw:text-style-name="P21" draw:layer="layout" svg:width="0.531cm" svg:height="0.85cm" svg:x="25.439cm" svg:y="27.8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28.149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8" draw:layer="layout" svg:width="3.048cm" svg:height="0.85cm" svg:x="22.117cm" svg:y="27.86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26.109cm" svg:y="27.842cm">
          <draw:text-box>
            <text:p text:style-name="P11"><text:span text:style-name="T1">orf2</text:span></text:p>
          </draw:text-box>
        </draw:frame>
        <draw:custom-shape draw:style-name="gr41" draw:text-style-name="P29" draw:layer="layout" svg:width="3.194cm" svg:height="0.852cm" svg:x="28.68cm" svg:y="27.861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0.531cm" svg:height="0.92cm" svg:x="31.789cm" svg:y="27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2cm" svg:x="34.499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2cm" svg:x="38.224cm" svg:y="27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299cm" svg:x="38.732cm" svg:y="28.414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4" draw:layer="layout" svg:width="1.935cm" svg:height="0.871cm" svg:x="32.459cm" svg:y="27.842cm">
          <draw:text-box>
            <text:p text:style-name="P11"><text:span text:style-name="T1">orf3</text:span></text:p>
          </draw:text-box>
        </draw:frame>
        <draw:custom-shape draw:style-name="gr58" draw:text-style-name="P30" draw:layer="layout" svg:width="3.194cm" svg:height="0.85cm" svg:x="35.03cm" svg:y="27.863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9" draw:text-style-name="P11" draw:layer="layout" svg:width="3.048cm" svg:height="1.27cm" svg:x="25.375cm" svg:y="25.883cm">
          <text:p/>
          <draw:enhanced-geometry svg:viewBox="0 0 21600 21600" draw:text-areas="?f0 0 ?f2 ?f5" draw:type="down-arrow" draw:modifiers="7528.5601888277 5802.03345359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8" draw:text-style-name="P10" draw:layer="layout" svg:x1="25.291cm" svg:y1="19.887cm" svg:x2="25.799cm" svg:y2="20.903cm">
          <text:p/>
        </draw:line>
        <draw:line draw:style-name="gr18" draw:text-style-name="P10" draw:layer="layout" svg:x1="25.799cm" svg:y1="19.887cm" svg:x2="25.291cm" svg:y2="20.903cm">
          <text:p/>
        </draw:line>
        <draw:line draw:style-name="gr18" draw:text-style-name="P10" draw:layer="layout" svg:x1="25.291cm" svg:y1="19.887cm" svg:x2="25.799cm" svg:y2="20.903cm">
          <text:p/>
        </draw:line>
        <draw:line draw:style-name="gr18" draw:text-style-name="P10" draw:layer="layout" svg:x1="25.799cm" svg:y1="19.887cm" svg:x2="25.291cm" svg:y2="20.903cm">
          <text:p/>
        </draw:line>
        <presentation:notes draw:style-name="dp2">
          <draw:page-thumbnail draw:style-name="gr60" draw:layer="layout" svg:width="19.798cm" svg:height="11.136cm" svg:x="0.6cm" svg:y="2.257cm" draw:page-number="1" presentation:class="page"/>
          <draw:frame presentation:style-name="pr1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59cm" svg:x="1cm" svg:y="3.093cm"/>
      <draw:page-thumbnail draw:layer="backgroundobjects" svg:width="8.999cm" svg:height="6.359cm" svg:x="1cm" svg:y="11.669cm"/>
      <draw:page-thumbnail draw:layer="backgroundobjects" svg:width="8.999cm" svg:height="6.359cm" svg:x="1cm" svg:y="20.245cm"/>
      <draw:page-thumbnail draw:layer="backgroundobjects" svg:width="8.999cm" svg:height="6.359cm" svg:x="11cm" svg:y="3.093cm"/>
      <draw:page-thumbnail draw:layer="backgroundobjects" svg:width="8.999cm" svg:height="6.359cm" svg:x="11cm" svg:y="11.669cm"/>
      <draw:page-thumbnail draw:layer="backgroundobjects" svg:width="8.999cm" svg:height="6.359cm" svg:x="11cm" svg:y="20.245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4cm" presentation:class="title" presentation:placeholder="true">
        <draw:text-box/>
      </draw:frame>
      <draw:frame presentation:style-name="Default-outline1" draw:layer="backgroundobjects" svg:width="36.026cm" svg:height="16.071cm" svg:x="2.991cm" svg:y="7.473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8:51:34.056500204</meta:creation-date>
    <dc:date>2019-01-02T07:40:42.889679659</dc:date>
    <meta:editing-duration>PT5H6M40S</meta:editing-duration>
    <meta:editing-cycles>35</meta:editing-cycles>
    <meta:generator>LibreOffice/6.1.3.2$Linux_X86_64 LibreOffice_project/10$Build-2</meta:generator>
    <meta:document-statistic meta:object-count="168"/>
  </office:meta>
</office:document-meta>
</file>